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airnow.gov/international/us-embassies-and-consulates/#Kyrgyzstan$Bishkek" text:style-name="Internet_20_link" text:visited-style-name="Visited_20_Internet_20_Link">https://www.airnow.gov/international/us-embassies-and-consulates/#Kyrgyzstan$Bishkek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0:51:22.443215247</meta:creation-date>
    <meta:generator>LibreOffice/7.3.6.2$Linux_X86_64 LibreOffice_project/30$Build-2</meta:generator>
    <dc:date>2022-10-12T12:26:34.163236249</dc:date>
    <meta:editing-duration>PT15H24M45S</meta:editing-duration>
    <meta:editing-cycles>1</meta:editing-cycles>
    <meta:document-statistic meta:table-count="0" meta:image-count="0" meta:object-count="0" meta:page-count="1" meta:paragraph-count="1" meta:word-count="1" meta:character-count="84" meta:non-whitespace-character-count="84"/>
  </office:meta>
</office:document-meta>
</file>